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ff3333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6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7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2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2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solid" draw:stroke-dash="Fine_20_Dashed" svg:stroke-color="#ff3333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1.45cm" fo:min-width="0.6cm"/>
    </style:style>
    <style:style style:name="gr28" style:family="graphic" style:parent-style-name="Výchozí_5f_1">
      <style:graphic-properties draw:fill-color="#ff3333" draw:textarea-horizontal-align="justify" draw:textarea-vertical-align="middle" draw:auto-grow-height="false" fo:min-height="0.459cm" fo:min-width="0.48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2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8cm"/>
    </style:style>
    <style:style style:name="gr31" style:family="graphic" style:parent-style-name="standard">
      <style:graphic-properties draw:fill-color="#99ff66" draw:textarea-horizontal-align="justify" draw:textarea-vertical-align="middle" draw:auto-grow-height="false" fo:min-height="0.65cm" fo:min-width="4.8cm"/>
    </style:style>
    <style:style style:name="gr32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33" style:family="graphic" style:parent-style-name="standard">
      <style:graphic-properties draw:fill-color="#ff3333" draw:textarea-horizontal-align="justify" draw:textarea-vertical-align="middle" draw:auto-grow-height="false" fo:min-height="0.55cm" fo:min-width="0.3cm"/>
    </style:style>
    <style:style style:name="gr34" style:family="graphic" style:parent-style-name="standard">
      <style:graphic-properties draw:fill-color="#ffff99" draw:textarea-horizontal-align="justify" draw:textarea-vertical-align="middle" draw:auto-grow-height="false" fo:min-height="0.55cm" fo:min-width="0.3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38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P11" style:family="paragraph">
      <loext:graphic-properties draw:fill-color="#ffffff"/>
      <style:paragraph-properties fo:text-align="center"/>
      <style:text-properties fo:font-size="10pt" fo:font-weight="bold" style:font-size-asian="18pt" style:font-size-complex="18pt"/>
    </style:style>
    <style:style style:name="P12" style:family="paragraph">
      <style:paragraph-properties fo:text-align="center"/>
      <style:text-properties fo:font-size="10pt" fo:font-weight="bold" style:font-size-asian="18pt" style:font-size-complex="18pt"/>
    </style:style>
    <style:style style:name="P13" style:family="paragraph">
      <loext:graphic-properties draw:fill-color="#ff3333"/>
      <style:paragraph-properties fo:text-align="center"/>
      <style:text-properties fo:color="#ffffff" style:text-line-through-style="none" style:text-line-through-type="none" fo:font-size="10pt" fo:font-weight="bold" style:font-size-asian="18pt" style:font-size-complex="18pt"/>
    </style:style>
    <style:style style:name="P14" style:family="paragraph">
      <loext:graphic-properties draw:fill-color="#ffff99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color="#000000" style:text-line-through-style="none" style:text-line-through-type="none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style:text-position="super 58%" fo:font-size="10pt" fo:font-weight="bold" style:font-size-asian="18pt" style:font-size-complex="18pt"/>
    </style:style>
    <style:style style:name="T13" style:family="text">
      <style:text-properties fo:color="#ffffff" style:text-line-through-style="none" style:text-line-through-type="none" fo:font-size="10pt" fo:font-weight="bold" style:font-size-asian="18pt" style:font-size-complex="18pt"/>
    </style:style>
    <style:style style:name="T14" style:family="text">
      <style:text-properties fo:color="#000000" style:text-line-through-style="none" style:text-line-through-type="none" fo:font-size="10pt" fo:font-weight="bold" style:font-size-asian="18pt" style:font-size-complex="18pt"/>
    </style:style>
    <style:style style:name="T15" style:family="text">
      <style:text-properties fo:color="#000000" style:text-line-through-style="none" style:text-line-through-type="none"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3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7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7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7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7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7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7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7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3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D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4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D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6" draw:text-style-name="P1" draw:layer="layout" svg:width="6.7cm" svg:height="4.3cm" svg:x="10.5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7cm" svg:height="4.3cm" svg:x="10.5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1" draw:id="id91" draw:layer="layout" svg:width="2.1cm" svg:height="1.1cm" svg:x="11.1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3" draw:id="id93" draw:layer="layout" svg:width="2.1cm" svg:height="1.1cm" svg:x="14.4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6" draw:id="id96" draw:layer="layout" svg:width="2.1cm" svg:height="1.1cm" svg:x="11.1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7" draw:id="id97" draw:layer="layout" svg:width="2.1cm" svg:height="1.1cm" svg:x="14.4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2" draw:id="id92" draw:layer="layout" svg:width="3.098cm" svg:height="2.402cm" svg:x="10.6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1cm" svg:height="1.1cm" svg:x="11.004cm" svg:y="8.404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94" draw:id="id94" draw:layer="layout" svg:width="3.098cm" svg:height="2.402cm" svg:x="10.6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2.1cm" svg:height="1.1cm" svg:x="11.005cm" svg:y="11.705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098cm" svg:height="2.402cm" svg:x="10.7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5" draw:id="id95" draw:layer="layout" svg:width="2.1cm" svg:height="1.1cm" svg:x="11.105cm" svg:y="15.305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152cm" svg:y1="5.102cm" svg:x2="12.152cm" svg:y2="8.099cm" draw:start-shape="id91" draw:start-glue-point="8" draw:end-shape="id92" draw:end-glue-point="4" svg:d="M12152 5102v2997" svg:viewBox="0 0 1 2998">
          <text:p/>
        </draw:connector>
        <draw:connector draw:style-name="gr7" draw:text-style-name="P5" draw:layer="layout" draw:type="curve" svg:x1="15.453cm" svg:y1="5.103cm" svg:x2="13.701cm" svg:y2="9.3cm" draw:start-shape="id93" draw:start-glue-point="8" draw:end-shape="id92" draw:end-glue-point="10" svg:d="M15453 5103c0 2798-584 4197-1752 4197" svg:viewBox="0 0 1753 4198">
          <text:p/>
        </draw:connector>
        <draw:connector draw:style-name="gr4" draw:text-style-name="P5" draw:layer="layout" draw:type="curve" svg:x1="12.152cm" svg:y1="10.501cm" svg:x2="12.153cm" svg:y2="11.4cm" draw:start-shape="id92" draw:start-glue-point="8" draw:end-shape="id94" draw:end-glue-point="4" svg:d="M12152 10501c0 675 1 226 1 899" svg:viewBox="0 0 2 900">
          <text:p/>
        </draw:connector>
        <draw:connector draw:style-name="gr4" draw:text-style-name="P5" draw:layer="layout" draw:type="curve" svg:x1="12.153cm" svg:y1="13.802cm" svg:x2="12.155cm" svg:y2="15.305cm" draw:start-shape="id94" draw:start-glue-point="8" draw:end-shape="id95" draw:end-glue-point="4" svg:d="M12153 13802c0 1128 2 377 2 1503" svg:viewBox="0 0 3 1504">
          <text:p/>
        </draw:connector>
        <draw:connector draw:style-name="gr7" draw:text-style-name="P5" draw:layer="layout" draw:type="curve" svg:x1="12.155cm" svg:y1="16.405cm" svg:x2="12.153cm" svg:y2="20.403cm" draw:start-shape="id95" draw:start-glue-point="8" draw:end-shape="id96" svg:d="M12155 16405c0 3000-2 1001-2 3998" svg:viewBox="0 0 3 3999">
          <text:p/>
        </draw:connector>
        <draw:connector draw:style-name="gr4" draw:text-style-name="P5" draw:layer="layout" draw:type="curve" svg:x1="13.205cm" svg:y1="15.855cm" svg:x2="15.454cm" svg:y2="20.404cm" draw:start-shape="id95" draw:start-glue-point="10" draw:end-shape="id97" draw:end-glue-point="4" svg:d="M13205 15855c1500 0 2249 1516 2249 4549" svg:viewBox="0 0 2250 4550">
          <text:p/>
        </draw:connector>
      </draw:page>
      <draw:page draw:name="page9" draw:style-name="dp1" draw:master-page-name="Výchozí">
        <draw:custom-shape draw:style-name="gr14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5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7cm" svg:height="4.3cm" svg:x="10.7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6.7cm" svg:height="4.3cm" svg:x="10.7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4" draw:id="id104" draw:layer="layout" svg:width="2.1cm" svg:height="1.1cm" svg:x="11.3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7" draw:id="id107" draw:layer="layout" svg:width="2.1cm" svg:height="1.1cm" svg:x="14.6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5" draw:id="id105" draw:layer="layout" svg:width="2.1cm" svg:height="1.1cm" svg:x="11.3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6" draw:id="id106" draw:layer="layout" svg:width="2.1cm" svg:height="1.1cm" svg:x="14.6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2.352cm" svg:y1="5.102cm" svg:x2="12.353cm" svg:y2="11.003cm" draw:start-shape="id104" draw:start-glue-point="8" draw:end-shape="id105" svg:d="M12352 5102c0 4426 1 1476 1 5901" svg:viewBox="0 0 2 5902">
          <text:p/>
        </draw:connector>
        <draw:connector draw:style-name="gr4" draw:text-style-name="P5" draw:layer="layout" draw:type="curve" svg:x1="13.095cm" svg:y1="4.941cm" svg:x2="14.911cm" svg:y2="11.165cm" draw:start-shape="id104" draw:start-glue-point="9" draw:end-shape="id106" draw:end-glue-point="5" svg:d="M13095 4941c0 4669 1816 1558 1816 6224" svg:viewBox="0 0 1817 6225">
          <text:p/>
        </draw:connector>
        <draw:connector draw:style-name="gr7" draw:text-style-name="P5" draw:layer="layout" draw:type="curve" svg:x1="15.653cm" svg:y1="5.103cm" svg:x2="15.654cm" svg:y2="11.004cm" draw:start-shape="id107" draw:start-glue-point="8" draw:end-shape="id106" svg:d="M15653 5103c0 4426 1 1476 1 5901" svg:viewBox="0 0 2 5902">
          <text:p/>
        </draw:connector>
        <draw:connector draw:style-name="gr7" draw:text-style-name="P5" draw:layer="layout" draw:type="curve" svg:x1="14.91cm" svg:y1="4.942cm" svg:x2="13.096cm" svg:y2="11.164cm" draw:start-shape="id107" draw:start-glue-point="7" draw:end-shape="id105" draw:end-glue-point="11" svg:d="M149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8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9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20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1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1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9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9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9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9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20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20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  <draw:page draw:name="page12" draw:style-name="dp1" draw:master-page-name="Výchozí">
        <draw:custom-shape draw:style-name="gr9" draw:text-style-name="P3" xml:id="id124" draw:id="id124" draw:layer="layout" svg:width="1cm" svg:height="0.7cm" svg:x="2.2cm" svg:y="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5" draw:id="id125" draw:layer="layout" svg:width="1cm" svg:height="0.7cm" svg:x="2.201cm" svg:y="4.201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6" draw:id="id126" draw:layer="layout" svg:width="1cm" svg:height="0.7cm" svg:x="2.201cm" svg:y="5.901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27" draw:id="id127" draw:layer="layout" svg:width="1cm" svg:height="0.7cm" svg:x="4.402cm" svg:y="4.202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cm" svg:y1="3.1cm" svg:x2="2.701cm" svg:y2="4.201cm" draw:start-shape="id124" draw:start-glue-point="8" draw:end-shape="id125" draw:end-glue-point="4" svg:d="M2700 3100c0 826 1 276 1 1101" svg:viewBox="0 0 2 1102">
          <text:p/>
        </draw:connector>
        <draw:connector draw:style-name="gr23" draw:text-style-name="P5" draw:layer="layout" draw:type="curve" svg:x1="2.701cm" svg:y1="4.901cm" svg:x2="2.701cm" svg:y2="5.901cm" draw:start-shape="id125" draw:start-glue-point="8" draw:end-shape="id126" draw:end-glue-point="4" svg:d="M2701 4901v1000" svg:viewBox="0 0 1 1001">
          <text:p/>
        </draw:connector>
        <draw:connector draw:style-name="gr7" draw:text-style-name="P5" draw:layer="layout" draw:type="curve" svg:x1="3.2cm" svg:y1="2.75cm" svg:x2="4.902cm" svg:y2="4.202cm" draw:start-shape="id124" draw:start-glue-point="10" draw:end-shape="id127" draw:end-glue-point="4" svg:d="M3200 2750c1135 0 1702 484 1702 1452" svg:viewBox="0 0 1703 1453">
          <text:p/>
        </draw:connector>
        <draw:connector draw:style-name="gr24" draw:text-style-name="P5" draw:layer="layout" draw:type="curve" svg:x1="4.902cm" svg:y1="4.902cm" svg:x2="3.201cm" svg:y2="6.251cm" draw:start-shape="id127" draw:start-glue-point="8" draw:end-shape="id126" draw:end-glue-point="10" svg:d="M4902 4902c0 900-567 1349-1701 1349" svg:viewBox="0 0 1702 1350">
          <text:p/>
        </draw:connector>
        <draw:custom-shape draw:style-name="gr9" draw:text-style-name="P3" xml:id="id128" draw:id="id128" draw:layer="layout" svg:width="1cm" svg:height="0.7cm" svg:x="2.2cm" svg:y="8.0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29" draw:id="id129" draw:layer="layout" svg:width="1cm" svg:height="0.7cm" svg:x="2.201cm" svg:y="9.802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0" draw:id="id130" draw:layer="layout" svg:width="1cm" svg:height="0.7cm" svg:x="2.201cm" svg:y="11.5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1" draw:id="id131" draw:layer="layout" svg:width="1cm" svg:height="0.7cm" svg:x="4.402cm" svg:y="9.8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cm" svg:y1="8.701cm" svg:x2="2.701cm" svg:y2="9.802cm" draw:start-shape="id128" draw:start-glue-point="8" draw:end-shape="id129" draw:end-glue-point="4" svg:d="M2700 8701c0 826 1 276 1 1101" svg:viewBox="0 0 2 1102">
          <text:p/>
        </draw:connector>
        <draw:connector draw:style-name="gr23" draw:text-style-name="P5" draw:layer="layout" draw:type="curve" svg:x1="2.701cm" svg:y1="10.502cm" svg:x2="2.701cm" svg:y2="11.502cm" draw:start-shape="id129" draw:start-glue-point="8" draw:end-shape="id130" draw:end-glue-point="4" svg:d="M2701 10502v1000" svg:viewBox="0 0 1 1001">
          <text:p/>
        </draw:connector>
        <draw:connector draw:style-name="gr24" draw:text-style-name="P5" draw:layer="layout" draw:type="curve" svg:x1="3.2cm" svg:y1="8.351cm" svg:x2="4.902cm" svg:y2="9.803cm" draw:start-shape="id128" draw:start-glue-point="10" draw:end-shape="id131" draw:end-glue-point="4" svg:d="M3200 8351c1135 0 1702 484 1702 1452" svg:viewBox="0 0 1703 1453">
          <text:p/>
        </draw:connector>
        <draw:connector draw:style-name="gr25" draw:text-style-name="P5" draw:layer="layout" draw:type="curve" svg:x1="4.902cm" svg:y1="10.503cm" svg:x2="3.201cm" svg:y2="11.852cm" draw:start-shape="id131" draw:start-glue-point="8" draw:end-shape="id130" draw:end-glue-point="10" svg:d="M4902 10503c0 900-567 1349-1701 1349" svg:viewBox="0 0 1702 1350">
          <text:p/>
        </draw:connector>
        <draw:connector draw:style-name="gr7" draw:text-style-name="P5" draw:layer="layout" draw:type="curve" svg:x1="5.89cm" svg:y1="8.665cm" svg:x2="5.402cm" svg:y2="10.153cm" draw:end-shape="id131" draw:end-glue-point="10" svg:d="M5890 8665c21 0 265 1488-488 1488" svg:viewBox="0 0 543 1489">
          <text:p/>
        </draw:connector>
        <draw:connector draw:style-name="gr7" draw:text-style-name="P5" draw:layer="layout" draw:type="curve" svg:x1="5.402cm" svg:y1="4.552cm" svg:x2="6.022cm" svg:y2="5.666cm" draw:start-shape="id127" draw:start-glue-point="10" svg:d="M5402 4552c841 0 532 1114 620 1114" svg:viewBox="0 0 621 1115">
          <text:p/>
        </draw:connector>
        <draw:custom-shape draw:style-name="gr9" draw:text-style-name="P3" xml:id="id132" draw:id="id132" draw:layer="layout" svg:width="1cm" svg:height="0.7cm" svg:x="2.201cm" svg:y="13.1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3" draw:id="id133" draw:layer="layout" svg:width="1cm" svg:height="0.7cm" svg:x="2.202cm" svg:y="14.9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4" draw:id="id134" draw:layer="layout" svg:width="1cm" svg:height="0.7cm" svg:x="2.202cm" svg:y="16.6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5" draw:id="id135" draw:layer="layout" svg:width="1cm" svg:height="0.7cm" svg:x="4.403cm" svg:y="14.9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01cm" svg:y1="13.802cm" svg:x2="2.702cm" svg:y2="14.903cm" draw:start-shape="id132" draw:start-glue-point="8" draw:end-shape="id133" draw:end-glue-point="4" svg:d="M2701 13802c0 826 1 276 1 1101" svg:viewBox="0 0 2 1102">
          <text:p/>
        </draw:connector>
        <draw:connector draw:style-name="gr23" draw:text-style-name="P5" draw:layer="layout" draw:type="curve" svg:x1="2.702cm" svg:y1="15.603cm" svg:x2="2.702cm" svg:y2="16.603cm" draw:start-shape="id133" draw:start-glue-point="8" draw:end-shape="id134" draw:end-glue-point="4" svg:d="M2702 15603v1000" svg:viewBox="0 0 1 1001">
          <text:p/>
        </draw:connector>
        <draw:connector draw:style-name="gr24" draw:text-style-name="P5" draw:layer="layout" draw:type="curve" svg:x1="3.201cm" svg:y1="13.452cm" svg:x2="4.903cm" svg:y2="14.904cm" draw:start-shape="id132" draw:start-glue-point="10" draw:end-shape="id135" draw:end-glue-point="4" svg:d="M3201 13452c1135 0 1702 484 1702 1452" svg:viewBox="0 0 1703 1453">
          <text:p/>
        </draw:connector>
        <draw:connector draw:style-name="gr24" draw:text-style-name="P5" draw:layer="layout" draw:type="curve" svg:x1="4.903cm" svg:y1="15.604cm" svg:x2="3.202cm" svg:y2="16.953cm" draw:start-shape="id135" draw:start-glue-point="8" draw:end-shape="id134" draw:end-glue-point="10" svg:d="M4903 15604c0 900-567 1349-1701 1349" svg:viewBox="0 0 1702 1350">
          <text:p/>
        </draw:connector>
        <draw:custom-shape draw:style-name="gr9" draw:text-style-name="P3" xml:id="id136" draw:id="id136" draw:layer="layout" svg:width="1cm" svg:height="0.7cm" svg:x="2.202cm" svg:y="18.2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7" draw:id="id137" draw:layer="layout" svg:width="1cm" svg:height="0.7cm" svg:x="2.203cm" svg:y="20.004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38" draw:id="id138" draw:layer="layout" svg:width="1cm" svg:height="0.7cm" svg:x="2.203cm" svg:y="21.7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39" draw:id="id139" draw:layer="layout" svg:width="1cm" svg:height="0.7cm" svg:x="4.304cm" svg:y="18.205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draw:type="curve" svg:x1="2.702cm" svg:y1="18.903cm" svg:x2="2.703cm" svg:y2="20.004cm" draw:start-shape="id136" draw:start-glue-point="8" draw:end-shape="id137" draw:end-glue-point="4" svg:d="M2702 18903c0 826 1 276 1 1101" svg:viewBox="0 0 2 1102">
          <text:p/>
        </draw:connector>
        <draw:connector draw:style-name="gr23" draw:text-style-name="P5" draw:layer="layout" draw:type="curve" svg:x1="2.703cm" svg:y1="20.704cm" svg:x2="2.703cm" svg:y2="21.704cm" draw:start-shape="id137" draw:start-glue-point="8" draw:end-shape="id138" draw:end-glue-point="4" svg:d="M2703 20704v1000" svg:viewBox="0 0 1 1001">
          <text:p/>
        </draw:connector>
        <draw:custom-shape draw:style-name="gr10" draw:text-style-name="P6" xml:id="id140" draw:id="id140" draw:layer="layout" svg:width="1cm" svg:height="0.7cm" svg:x="6.5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3" draw:id="id143" draw:layer="layout" svg:width="1cm" svg:height="0.7cm" svg:x="4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4" draw:id="id144" draw:layer="layout" svg:width="1cm" svg:height="0.7cm" svg:x="8.205cm" svg:y="20.0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2" draw:id="id142" draw:layer="layout" svg:width="1cm" svg:height="0.7cm" svg:x="6.406cm" svg:y="21.7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1" draw:id="id141" draw:layer="layout" svg:width="1cm" svg:height="0.7cm" svg:x="4.0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02cm" svg:y1="18.553cm" svg:x2="4.304cm" svg:y2="18.555cm" draw:start-shape="id136" draw:start-glue-point="10" draw:end-shape="id139" draw:end-glue-point="6" svg:d="M3202 18553c828 0 277 2 1102 2" svg:viewBox="0 0 1103 3">
          <text:p/>
        </draw:connector>
        <draw:connector draw:style-name="gr7" draw:text-style-name="P5" draw:layer="layout" draw:type="curve" svg:x1="5.304cm" svg:y1="18.555cm" svg:x2="6.505cm" svg:y2="18.556cm" draw:start-shape="id139" draw:start-glue-point="10" draw:end-shape="id140" draw:end-glue-point="6" svg:d="M5304 18555c901 0 301 1 1201 1" svg:viewBox="0 0 1202 2">
          <text:p/>
        </draw:connector>
        <draw:connector draw:style-name="gr7" draw:text-style-name="P5" draw:layer="layout" draw:type="curve" svg:x1="4.007cm" svg:y1="22.058cm" svg:x2="3.203cm" svg:y2="22.054cm" draw:start-shape="id141" draw:start-glue-point="6" draw:end-shape="id138" draw:end-glue-point="10" svg:d="M4007 22058c-601 0-200-4-804-4" svg:viewBox="0 0 805 5">
          <text:p/>
        </draw:connector>
        <draw:connector draw:style-name="gr7" draw:text-style-name="P5" draw:layer="layout" draw:type="curve" svg:x1="6.406cm" svg:y1="22.057cm" svg:x2="5.007cm" svg:y2="22.058cm" draw:start-shape="id142" draw:start-glue-point="6" draw:end-shape="id141" draw:end-glue-point="10" svg:d="M6406 22057c-1048 0-349 1-1399 1" svg:viewBox="0 0 1400 2">
          <text:p/>
        </draw:connector>
        <draw:connector draw:style-name="gr7" draw:text-style-name="P5" draw:layer="layout" draw:type="line" svg:x1="7.005cm" svg:y1="18.906cm" svg:x2="4.705cm" svg:y2="20.006cm" draw:start-shape="id140" draw:start-glue-point="8" draw:end-shape="id143" draw:end-glue-point="4" svg:d="M7005 18906l-2300 1100" svg:viewBox="0 0 2301 1101">
          <text:p/>
        </draw:connector>
        <draw:connector draw:style-name="gr24" draw:text-style-name="P5" draw:layer="layout" draw:type="line" svg:x1="7.005cm" svg:y1="18.906cm" svg:x2="8.705cm" svg:y2="20.006cm" draw:start-shape="id140" draw:start-glue-point="8" draw:end-shape="id144" draw:end-glue-point="4" svg:d="M7005 18906l1700 1100" svg:viewBox="0 0 1701 1101">
          <text:p/>
        </draw:connector>
        <draw:connector draw:style-name="gr7" draw:text-style-name="P5" draw:layer="layout" draw:type="line" svg:x1="4.705cm" svg:y1="20.706cm" svg:x2="6.906cm" svg:y2="21.707cm" draw:start-shape="id143" draw:start-glue-point="8" draw:end-shape="id142" draw:end-glue-point="4" svg:d="M4705 20706l2201 1001" svg:viewBox="0 0 2202 1002">
          <text:p/>
        </draw:connector>
        <draw:connector draw:style-name="gr24" draw:text-style-name="P5" draw:layer="layout" draw:type="line" svg:x1="8.705cm" svg:y1="20.706cm" svg:x2="6.906cm" svg:y2="21.707cm" draw:start-shape="id144" draw:start-glue-point="8" draw:end-shape="id142" draw:end-glue-point="4" svg:d="M8705 20706l-1799 1001" svg:viewBox="0 0 1800 1002">
          <text:p/>
        </draw:connector>
        <draw:custom-shape draw:style-name="gr9" draw:text-style-name="P3" xml:id="id145" draw:id="id145" draw:layer="layout" svg:width="1cm" svg:height="0.7cm" svg:x="12.503cm" svg:y="18.2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49" draw:id="id149" draw:layer="layout" svg:width="1cm" svg:height="0.7cm" svg:x="12.504cm" svg:y="21.705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6" draw:id="id146" draw:layer="layout" svg:width="1cm" svg:height="0.7cm" svg:x="14.605cm" svg:y="18.206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7" draw:id="id147" draw:layer="layout" svg:width="1cm" svg:height="0.7cm" svg:x="16.806cm" svg:y="18.2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1" draw:id="id151" draw:layer="layout" svg:width="1cm" svg:height="0.7cm" svg:x="14.506cm" svg:y="20.007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0" draw:id="id150" draw:layer="layout" svg:width="1cm" svg:height="0.7cm" svg:x="16.707cm" svg:y="21.7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48" draw:id="id148" draw:layer="layout" svg:width="1cm" svg:height="0.7cm" svg:x="14.308cm" svg:y="21.709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03cm" svg:y1="18.554cm" svg:x2="14.605cm" svg:y2="18.556cm" draw:start-shape="id145" draw:start-glue-point="10" draw:end-shape="id146" draw:end-glue-point="6" svg:d="M13503 18554c828 0 277 2 1102 2" svg:viewBox="0 0 1103 3">
          <text:p/>
        </draw:connector>
        <draw:connector draw:style-name="gr7" draw:text-style-name="P5" draw:layer="layout" draw:type="curve" svg:x1="15.605cm" svg:y1="18.556cm" svg:x2="16.806cm" svg:y2="18.557cm" draw:start-shape="id146" draw:start-glue-point="10" draw:end-shape="id147" draw:end-glue-point="6" svg:d="M15605 18556c901 0 301 1 1201 1" svg:viewBox="0 0 1202 2">
          <text:p/>
        </draw:connector>
        <draw:connector draw:style-name="gr7" draw:text-style-name="P5" draw:layer="layout" draw:type="curve" svg:x1="14.308cm" svg:y1="22.059cm" svg:x2="13.504cm" svg:y2="22.055cm" draw:start-shape="id148" draw:start-glue-point="6" draw:end-shape="id149" draw:end-glue-point="10" svg:d="M14308 22059c-601 0-200-4-804-4" svg:viewBox="0 0 805 5">
          <text:p/>
        </draw:connector>
        <draw:connector draw:style-name="gr7" draw:text-style-name="P5" draw:layer="layout" draw:type="curve" svg:x1="16.707cm" svg:y1="22.058cm" svg:x2="15.308cm" svg:y2="22.059cm" draw:start-shape="id150" draw:start-glue-point="6" draw:end-shape="id148" draw:end-glue-point="10" svg:d="M16707 22058c-1048 0-349 1-1399 1" svg:viewBox="0 0 1400 2">
          <text:p/>
        </draw:connector>
        <draw:connector draw:style-name="gr7" draw:text-style-name="P5" draw:layer="layout" draw:type="line" svg:x1="17.306cm" svg:y1="18.907cm" svg:x2="15.006cm" svg:y2="20.007cm" draw:start-shape="id147" draw:start-glue-point="8" draw:end-shape="id151" draw:end-glue-point="4" svg:d="M17306 18907l-2300 1100" svg:viewBox="0 0 2301 1101">
          <text:p/>
        </draw:connector>
        <draw:connector draw:style-name="gr7" draw:text-style-name="P5" draw:layer="layout" draw:type="line" svg:x1="15.006cm" svg:y1="20.707cm" svg:x2="17.207cm" svg:y2="21.708cm" draw:start-shape="id151" draw:start-glue-point="8" draw:end-shape="id150" draw:end-glue-point="4" svg:d="M15006 20707l2201 1001" svg:viewBox="0 0 2202 1002">
          <text:p/>
        </draw:connector>
        <draw:connector draw:style-name="gr26" draw:text-style-name="P5" draw:layer="layout" draw:type="curve" svg:x1="13.003cm" svg:y1="18.904cm" svg:x2="13.004cm" svg:y2="21.705cm" draw:start-shape="id145" draw:start-glue-point="8" draw:end-shape="id149" draw:end-glue-point="4" svg:d="M13003 18904c0 2101 1 701 1 2801" svg:viewBox="0 0 2 2802">
          <text:p/>
        </draw:connector>
        <draw:custom-shape draw:style-name="gr9" draw:text-style-name="P3" xml:id="id152" draw:id="id152" draw:layer="layout" svg:width="1cm" svg:height="0.7cm" svg:x="12.502cm" svg:y="13.1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3" draw:id="id153" draw:layer="layout" svg:width="1cm" svg:height="0.7cm" svg:x="12.503cm" svg:y="16.604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5" draw:layer="layout" draw:type="curve" svg:x1="13.002cm" svg:y1="13.803cm" svg:x2="13.003cm" svg:y2="16.604cm" draw:start-shape="id152" draw:start-glue-point="8" draw:end-shape="id153" draw:end-glue-point="4" svg:d="M13002 13803c0 2101 1 701 1 2801" svg:viewBox="0 0 2 2802">
          <text:p/>
        </draw:connector>
        <draw:custom-shape draw:style-name="gr9" draw:text-style-name="P3" xml:id="id156" draw:id="id156" draw:layer="layout" svg:width="1cm" svg:height="0.7cm" svg:x="12.501cm" svg:y="8.0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5" draw:id="id155" draw:layer="layout" svg:width="1cm" svg:height="0.7cm" svg:x="12.502cm" svg:y="11.5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4" draw:id="id154" draw:layer="layout" svg:width="1cm" svg:height="0.7cm" svg:x="14.703cm" svg:y="9.804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5" draw:layer="layout" draw:type="curve" svg:x1="15.203cm" svg:y1="10.504cm" svg:x2="13.502cm" svg:y2="11.853cm" draw:start-shape="id154" draw:start-glue-point="8" draw:end-shape="id155" draw:end-glue-point="10" svg:d="M15203 10504c0 900-567 1349-1701 1349" svg:viewBox="0 0 1702 1350">
          <text:p/>
        </draw:connector>
        <draw:connector draw:style-name="gr7" draw:text-style-name="P5" draw:layer="layout" draw:type="curve" svg:x1="16.191cm" svg:y1="8.666cm" svg:x2="15.703cm" svg:y2="10.154cm" draw:end-shape="id154" draw:end-glue-point="10" svg:d="M16191 8666c21 0 265 1488-488 1488" svg:viewBox="0 0 543 1489">
          <text:p/>
        </draw:connector>
        <draw:connector draw:style-name="gr26" draw:text-style-name="P5" draw:layer="layout" draw:type="curve" svg:x1="13.001cm" svg:y1="8.702cm" svg:x2="13.002cm" svg:y2="11.503cm" draw:start-shape="id156" draw:start-glue-point="8" draw:end-shape="id155" draw:end-glue-point="4" svg:d="M13001 8702c0 2101 1 701 1 2801" svg:viewBox="0 0 2 2802">
          <text:p/>
        </draw:connector>
        <draw:custom-shape draw:style-name="gr9" draw:text-style-name="P3" xml:id="id157" draw:id="id157" draw:layer="layout" svg:width="1cm" svg:height="0.7cm" svg:x="12.567cm" svg:y="2.4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59" draw:id="id159" draw:layer="layout" svg:width="1cm" svg:height="0.7cm" svg:x="12.568cm" svg:y="5.902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8" draw:id="id158" draw:layer="layout" svg:width="1cm" svg:height="0.7cm" svg:x="14.769cm" svg:y="4.203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567cm" svg:y1="2.751cm" svg:x2="15.269cm" svg:y2="4.203cm" draw:start-shape="id157" draw:start-glue-point="10" draw:end-shape="id158" draw:end-glue-point="4" svg:d="M13567 2751c1135 0 1702 484 1702 1452" svg:viewBox="0 0 1703 1453">
          <text:p/>
        </draw:connector>
        <draw:connector draw:style-name="gr7" draw:text-style-name="P5" draw:layer="layout" draw:type="curve" svg:x1="15.769cm" svg:y1="4.553cm" svg:x2="16.389cm" svg:y2="5.667cm" draw:start-shape="id158" draw:start-glue-point="10" svg:d="M15769 4553c841 0 532 1114 620 1114" svg:viewBox="0 0 621 1115">
          <text:p/>
        </draw:connector>
        <draw:connector draw:style-name="gr26" draw:text-style-name="P5" draw:layer="layout" draw:type="curve" svg:x1="13.067cm" svg:y1="3.101cm" svg:x2="13.068cm" svg:y2="5.902cm" draw:start-shape="id157" draw:start-glue-point="8" draw:end-shape="id159" draw:end-glue-point="4" svg:d="M13067 3101c0 2101 1 701 1 2801" svg:viewBox="0 0 2 2802">
          <text:p/>
        </draw:connector>
        <draw:line draw:style-name="gr13" draw:text-style-name="P7" draw:layer="layout" svg:x1="9.6cm" svg:y1="20.4cm" svg:x2="11.8cm" svg:y2="20.4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5.311cm" svg:x2="11.806cm" svg:y2="15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06cm" svg:y1="10.311cm" svg:x2="11.806cm" svg:y2="10.311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line draw:style-name="gr13" draw:text-style-name="P7" draw:layer="layout" svg:x1="9.612cm" svg:y1="4.622cm" svg:x2="11.812cm" svg:y2="4.622cm">
          <text:p text:style-name="P1"><text:span text:style-name="T1">Variant detection</text:span></text:p>
          <text:p text:style-name="P1"><text:span text:style-name="T1"/></text:p>
          <text:p text:style-name="P1"><text:span text:style-name="T1"/></text:p>
        </draw:line>
        <draw:custom-shape draw:style-name="gr27" draw:text-style-name="P11" draw:layer="layout" svg:width="1.1cm" svg:height="1.7cm" svg:x="1cm" svg:y="3.7cm">
          <text:p text:style-name="P1"><text:span text:style-name="T1">a)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1cm" svg:height="1.7cm" svg:x="1cm" svg:y="9.4cm">
          <text:p text:style-name="P1"><text:span text:style-name="T1">b)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1cm" svg:height="1.7cm" svg:x="1cm" svg:y="14.4cm">
          <text:p text:style-name="P1"><text:span text:style-name="T1">c)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1cm" svg:height="1.7cm" svg:x="1cm" svg:y="19.6cm">
          <text:p text:style-name="P1"><text:span text:style-name="T1">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Výchozí">
        <draw:custom-shape draw:style-name="gr28" draw:text-style-name="P6" xml:id="id160" draw:id="id160" draw:layer="layout" svg:width="1.397cm" svg:height="1.003cm" svg:x="1.603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1" draw:id="id161" draw:layer="layout" svg:width="1.397cm" svg:height="1.003cm" svg:x="1.603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2" draw:id="id162" draw:layer="layout" svg:width="1.397cm" svg:height="1.003cm" svg:x="1.603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3" draw:id="id163" draw:layer="layout" svg:width="1.397cm" svg:height="1.003cm" svg:x="3.903cm" svg:y="5.8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4" draw:id="id164" draw:layer="layout" svg:width="1.397cm" svg:height="1.003cm" svg:x="3.903cm" svg:y="7.6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5" draw:id="id165" draw:layer="layout" svg:width="1.397cm" svg:height="1.003cm" svg:x="6.203cm" svg:y="7.5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2.302cm" svg:y1="3.103cm" svg:x2="2.302cm" svg:y2="4cm" draw:start-shape="id160" draw:start-glue-point="8" draw:end-shape="id161" draw:end-glue-point="4" svg:d="M2302 31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9" draw:text-style-name="P5" draw:layer="layout" draw:type="curve" svg:x1="2.302cm" svg:y1="5.003cm" svg:x2="2.302cm" svg:y2="5.9cm" draw:start-shape="id161" draw:start-glue-point="8" draw:end-shape="id162" draw:end-glue-point="4" svg:d="M2302 5003v897" svg:viewBox="0 0 1 898">
          <text:p text:style-name="P1"><text:span text:style-name="T1">n – 1          </text:span></text:p>
          <text:p text:style-name="P1"><text:span text:style-name="T1"/></text:p>
        </draw:connector>
        <draw:connector draw:style-name="gr19" draw:text-style-name="P5" draw:layer="layout" draw:type="curve" svg:x1="3cm" svg:y1="6.402cm" svg:x2="3.903cm" svg:y2="6.302cm" draw:start-shape="id162" draw:start-glue-point="10" draw:end-shape="id163" draw:end-glue-point="6" svg:d="M3000 64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4.602cm" svg:y1="6.803cm" svg:x2="4.602cm" svg:y2="7.6cm" draw:start-shape="id163" draw:start-glue-point="8" draw:end-shape="id164" draw:end-glue-point="4" svg:d="M4602 6803v797" svg:viewBox="0 0 1 798">
          <text:p text:style-name="P1"><text:span text:style-name="T1">n – 1          </text:span></text:p>
          <text:p text:style-name="P1"><text:span text:style-name="T1"/></text:p>
        </draw:connector>
        <draw:connector draw:style-name="gr19" draw:text-style-name="P5" draw:layer="layout" draw:type="curve" svg:x1="5.3cm" svg:y1="8.102cm" svg:x2="6.203cm" svg:y2="8.002cm" draw:start-shape="id164" draw:start-glue-point="10" draw:end-shape="id165" draw:end-glue-point="6" svg:d="M5300 8102c676 0 225-100 903-100" svg:viewBox="0 0 904 101">
          <text:p text:style-name="P1"><text:span text:style-name="T1">n – 1</text:span></text:p>
          <text:p text:style-name="P1"><text:span text:style-name="T1"/></text:p>
          <text:p text:style-name="P1"><text:span text:style-name="T1"/></text:p>
        </draw:connector>
        <draw:custom-shape draw:style-name="gr28" draw:text-style-name="P6" xml:id="id166" draw:id="id166" draw:layer="layout" svg:width="1.397cm" svg:height="1.003cm" svg:x="3.703cm" svg:y="2.1cm">
          <text:p text:style-name="P1"><text:span text:style-name="T2">TG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7" draw:id="id167" draw:layer="layout" svg:width="1.397cm" svg:height="1.003cm" svg:x="3.703cm" svg:y="4cm">
          <text:p text:style-name="P1"><text:span text:style-name="T2">GCA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8" draw:id="id168" draw:layer="layout" svg:width="1.397cm" svg:height="1.003cm" svg:x="6.203cm" svg:y="4cm">
          <text:p text:style-name="P1"><text:span text:style-name="T2">C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69" draw:id="id169" draw:layer="layout" svg:width="1.397cm" svg:height="1.003cm" svg:x="6.203cm" svg:y="5.9cm">
          <text:p text:style-name="P1"><text:span text:style-name="T2">A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3cm" svg:y1="2.602cm" svg:x2="3.703cm" svg:y2="2.602cm" draw:start-shape="id160" draw:start-glue-point="10" draw:end-shape="id166" draw:end-glue-point="6" svg:d="M3000 2602h703" svg:viewBox="0 0 7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4.402cm" svg:y1="3.103cm" svg:x2="4.402cm" svg:y2="4cm" draw:start-shape="id166" draw:start-glue-point="8" draw:end-shape="id167" draw:end-glue-point="4" svg:d="M4402 3103v897" svg:viewBox="0 0 1 898">
          <text:p text:style-name="P1"><text:span text:style-name="T1">1     </text:span></text:p>
        </draw:connector>
        <draw:connector draw:style-name="gr19" draw:text-style-name="P5" draw:layer="layout" draw:type="curve" svg:x1="5.1cm" svg:y1="4.502cm" svg:x2="6.203cm" svg:y2="4.502cm" draw:start-shape="id167" draw:start-glue-point="10" draw:end-shape="id168" draw:end-glue-point="6" svg:d="M5100 4502h1103" svg:viewBox="0 0 1104 1">
          <text:p text:style-name="P1"><text:span text:style-name="T1">1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6.902cm" svg:y1="5.003cm" svg:x2="6.902cm" svg:y2="5.9cm" draw:start-shape="id168" draw:start-glue-point="8" draw:end-shape="id169" draw:end-glue-point="4" svg:d="M6902 5003v897" svg:viewBox="0 0 1 898">
          <text:p text:style-name="P1"><text:span text:style-name="T1">1      </text:span></text:p>
        </draw:connector>
        <draw:connector draw:style-name="gr19" draw:text-style-name="P5" draw:layer="layout" draw:type="curve" svg:x1="6.902cm" svg:y1="6.903cm" svg:x2="6.902cm" svg:y2="7.5cm" draw:start-shape="id169" draw:start-glue-point="8" draw:end-shape="id165" draw:end-glue-point="4" svg:d="M6902 6903v597" svg:viewBox="0 0 1 598">
          <text:p text:style-name="P1"><text:span text:style-name="T1">1     </text:span></text:p>
        </draw:connector>
        <draw:connector draw:style-name="gr19" draw:text-style-name="P7" draw:layer="layout" draw:type="curve" svg:x1="1.439cm" svg:y1="1.376cm" svg:x2="2.302cm" svg:y2="2.1cm" draw:end-shape="id160" draw:end-glue-point="4" svg:d="M1439 1376c0 166 863-195 863 724" svg:viewBox="0 0 864 725">
          <text:p text:style-name="P1"><text:span text:style-name="T1">n</text:span></text:p>
        </draw:connector>
        <draw:connector draw:style-name="gr19" draw:text-style-name="P5" draw:layer="layout" draw:type="curve" svg:x1="6.902cm" svg:y1="8.503cm" svg:x2="8.171cm" svg:y2="9.145cm" draw:start-shape="id165" draw:start-glue-point="8" svg:d="M6902 8503c0 858 1269 537 1269 642" svg:viewBox="0 0 1270 643">
          <text:p text:style-name="P1"><text:span text:style-name="T1">n</text:span></text:p>
        </draw:connector>
        <draw:custom-shape draw:style-name="gr28" draw:text-style-name="P6" xml:id="id170" draw:id="id170" draw:layer="layout" svg:width="1.397cm" svg:height="1.003cm" svg:x="12.804cm" svg:y="2.1cm">
          <text:p text:style-name="P1"><text:span text:style-name="T2">TT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1" draw:id="id171" draw:layer="layout" svg:width="1.397cm" svg:height="1.003cm" svg:x="12.804cm" svg:y="4cm">
          <text:p text:style-name="P1"><text:span text:style-name="T2">TG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2" draw:id="id172" draw:layer="layout" svg:width="1.397cm" svg:height="1.003cm" svg:x="12.804cm" svg:y="5.9cm">
          <text:p text:style-name="P1"><text:span text:style-name="T2">GCG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3" draw:id="id173" draw:layer="layout" svg:width="1.397cm" svg:height="1.003cm" svg:x="12.804cm" svg:y="8.1cm">
          <text:p text:style-name="P1"><text:span text:style-name="T2">CG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4" draw:id="id174" draw:layer="layout" svg:width="1.397cm" svg:height="1.003cm" svg:x="15.004cm" svg:y="8.1cm">
          <text:p text:style-name="P1"><text:span text:style-name="T2">GC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xml:id="id175" draw:id="id175" draw:layer="layout" svg:width="1.397cm" svg:height="1.003cm" svg:x="17.204cm" svg:y="8.1cm">
          <text:p text:style-name="P1"><text:span text:style-name="T2">CTA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draw:type="curve" svg:x1="13.503cm" svg:y1="3.103cm" svg:x2="13.503cm" svg:y2="4cm" draw:start-shape="id170" draw:start-glue-point="8" draw:end-shape="id171" draw:end-glue-point="4" svg:d="M13503 3103v897" svg:viewBox="0 0 1 898">
          <text:p text:style-name="P1"><text:span text:style-name="T1">n      </text:span></text:p>
        </draw:connector>
        <draw:connector draw:style-name="gr19" draw:text-style-name="P5" draw:layer="layout" draw:type="curve" svg:x1="13.503cm" svg:y1="5.003cm" svg:x2="13.503cm" svg:y2="5.9cm" draw:start-shape="id171" draw:start-glue-point="8" draw:end-shape="id172" draw:end-glue-point="4" svg:d="M13503 5003v897" svg:viewBox="0 0 1 898">
          <text:p text:style-name="P1"><text:span text:style-name="T1">n     </text:span></text:p>
        </draw:connector>
        <draw:connector draw:style-name="gr19" draw:text-style-name="P5" draw:layer="layout" draw:type="curve" svg:x1="13.503cm" svg:y1="6.903cm" svg:x2="13.503cm" svg:y2="8.1cm" draw:start-shape="id172" draw:start-glue-point="8" draw:end-shape="id173" draw:end-glue-point="4" svg:d="M13503 6903v1197" svg:viewBox="0 0 1 1198">
          <text:p text:style-name="P1"><text:span text:style-name="T1">n     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14.201cm" svg:y1="8.602cm" svg:x2="15.004cm" svg:y2="8.602cm" draw:start-shape="id173" draw:start-glue-point="10" draw:end-shape="id174" draw:end-glue-point="6" svg:d="M14201 8602h803" svg:viewBox="0 0 804 1">
          <text:p text:style-name="P1"><text:span text:style-name="T1">n</text:span></text:p>
          <text:p text:style-name="P1"/>
        </draw:connector>
        <draw:connector draw:style-name="gr19" draw:text-style-name="P5" draw:layer="layout" draw:type="curve" svg:x1="16.401cm" svg:y1="8.602cm" svg:x2="17.204cm" svg:y2="8.602cm" draw:start-shape="id174" draw:start-glue-point="10" draw:end-shape="id175" draw:end-glue-point="6" svg:d="M16401 8602h803" svg:viewBox="0 0 804 1">
          <text:p text:style-name="P1"><text:span text:style-name="T1">n</text:span></text:p>
          <text:p text:style-name="P1"><text:span text:style-name="T1"/></text:p>
          <text:p text:style-name="P1"><text:span text:style-name="T1"/></text:p>
        </draw:connector>
        <draw:connector draw:style-name="gr19" draw:text-style-name="P5" draw:layer="layout" draw:type="curve" svg:x1="12.446cm" svg:y1="1.418cm" svg:x2="13.503cm" svg:y2="2.1cm" draw:end-shape="id170" draw:end-glue-point="4" svg:d="M12446 1418c0 135 1057-206 1057 682" svg:viewBox="0 0 1058 683">
          <text:p text:style-name="P1"><text:span text:style-name="T1">n</text:span></text:p>
        </draw:connector>
        <draw:connector draw:style-name="gr19" draw:text-style-name="P5" draw:layer="layout" draw:type="curve" svg:x1="17.903cm" svg:y1="9.103cm" svg:x2="18.838cm" svg:y2="9.885cm" draw:start-shape="id175" draw:start-glue-point="8" svg:d="M17903 9103c0 963 935 572 935 782" svg:viewBox="0 0 936 783">
          <text:p text:style-name="P1"><text:span text:style-name="T1">n</text:span></text:p>
        </draw:connector>
        <draw:line draw:style-name="gr13" draw:text-style-name="P5" draw:layer="layout" svg:x1="8.5cm" svg:y1="5.8cm" svg:x2="11.9cm" svg:y2="5.7cm">
          <text:p text:style-name="P1"><text:span text:style-name="T11">Correction</text:span></text:p>
          <text:p text:style-name="P1"/>
          <text:p text:style-name="P1"/>
        </draw:line>
      </draw:page>
      <draw:page draw:name="page14" draw:style-name="dp1" draw:master-page-name="Výchozí">
        <draw:custom-shape draw:style-name="gr29" draw:text-style-name="P11" draw:layer="layout" svg:width="0.7cm" svg:height="0.5cm" svg:x="4.6cm" svg:y="6.4cm">
          <text:p text:style-name="P1"><text:span text:style-name="T1">k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1cm" svg:y="6.4cm">
          <text:p text:style-name="P1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2cm" svg:y="8.2cm">
          <text:p text:style-name="P1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3cm" svg:height="0.5cm" svg:x="4.6cm" svg:y="8.2cm">
          <text:p text:style-name="P1"><text:span text:style-name="T1">64+k-1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3cm" svg:height="0.5cm" svg:x="4.6cm" svg:y="11.601cm">
          <text:p text:style-name="P1"><text:span text:style-name="T1">192+k-1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2cm" svg:y="11.6cm">
          <text:p text:style-name="P1"><text:span text:style-name="T1">255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6.9cm">
          <text:p text:style-name="P1"><text:span text:style-name="T1">L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8.7cm">
          <text:p text:style-name="P1"><text:span text:style-name="T1">MSBs of k-mer bases (from k</text:span><text:span text:style-name="T12">th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5cm" svg:y="6.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4cm" svg:y="8.2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10.301cm">
          <text:p text:style-name="P1"><text:span text:style-name="T1">L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5.3cm" svg:height="0.9cm" svg:x="4.6cm" svg:y="12.101cm">
          <text:p text:style-name="P1"><text:span text:style-name="T1">MSBs of k-mer bases (from 1</text:span><text:span text:style-name="T12">s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3cm" svg:y="9.801cm">
          <text:p text:style-name="P1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9.3cm" svg:y="11.601cm">
          <text:p text:style-name="P1"><text:span text:style-name="T1">192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4.9cm" svg:y="9.801cm">
          <text:p text:style-name="P1"><text:span text:style-name="T1">128+k-1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6.9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8.7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10.3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3cm" svg:height="0.9cm" svg:x="2.3cm" svg:y="12.1cm">
          <text:p text:style-name="P1"><text:span text:style-name="T1">zeroes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0.7cm" svg:height="0.5cm" svg:x="2.2cm" svg:y="9.8cm">
          <text:p text:style-name="P1"><text:span text:style-name="T1">191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Výchozí">
        <draw:custom-shape draw:style-name="gr33" draw:text-style-name="P13" draw:layer="layout" svg:width="0.8cm" svg:height="0.8cm" svg:x="2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2.8cm" svg:y="3.9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3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4.4cm" svg:y="2.6cm">
          <text:p text:style-name="P1"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5.2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6cm" svg:y="2.6cm">
          <text:p text:style-name="P1"><text:span text:style-name="T13">G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6.8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7.6cm" svg:y="2.6cm">
          <text:p text:style-name="P1"><text:span text:style-name="T13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2cm" svg:y="3.9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8cm" svg:height="0.8cm" svg:x="2.8cm" svg:y="2.6cm">
          <text:p text:style-name="P1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3.6cm" svg:y="3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3.6cm" svg:y="4.7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2.8cm" svg:y="4.7cm">
          <text:p text:style-name="P1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4.4cm" svg:y="4.7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4.4cm" svg:y="5.5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3.6cm" svg:y="5.5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5.2cm" svg:y="5.5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5.2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4.4cm" svg:y="6.3cm">
          <text:p text:style-name="P1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cm" svg:y="6.3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5.2cm" svg:y="7.1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.8cm" svg:y="7.1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.8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6cm" svg:y="7.9cm">
          <text:p text:style-name="P1">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8cm" svg:height="0.8cm" svg:x="7.6cm" svg:y="7.9cm">
          <text:p text:style-name="P1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3.9cm">
          <text:p text:style-name="P1"><text:span text:style-name="T14">k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4.7cm">
          <text:p text:style-name="P1"><text:span text:style-name="T14">k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5.5cm">
          <text:p text:style-name="P1"><text:span text:style-name="T14">k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6.3cm">
          <text:p text:style-name="P1"><text:span text:style-name="T14">k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7.1cm">
          <text:p text:style-name="P1"><text:span text:style-name="T14">k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1.2cm" svg:y="7.9cm">
          <text:p text:style-name="P1"><text:span text:style-name="T14">k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2cm" svg:y="1.7cm">
          <text:p text:style-name="P1"><text:span text:style-name="T14">b</text:span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2.8cm" svg:y="1.7cm">
          <text:p text:style-name="P1"><text:span text:style-name="T14">b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3.6cm" svg:y="1.7cm">
          <text:p text:style-name="P1"><text:span text:style-name="T14">b</text:span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4.4cm" svg:y="1.7cm">
          <text:p text:style-name="P1"><text:span text:style-name="T14">b</text:span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5.2cm" svg:y="1.7cm">
          <text:p text:style-name="P1"><text:span text:style-name="T14">b</text:span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6cm" svg:y="1.7cm">
          <text:p text:style-name="P1"><text:span text:style-name="T14">b</text:span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6.8cm" svg:y="1.7cm">
          <text:p text:style-name="P1"><text:span text:style-name="T14">b</text:span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8cm" svg:height="0.8cm" svg:x="7.6cm" svg:y="1.7cm">
          <text:p text:style-name="P1"><text:span text:style-name="T14">b</text:span><text:span text:style-name="T15">7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Výchozí">
        <draw:custom-shape draw:style-name="gr36" draw:text-style-name="P12" draw:layer="layout" svg:width="2cm" svg:height="1cm" svg:x="2cm" svg:y="2.7cm">
          <text:p text:style-name="P1"><text:span text:style-name="T1">Size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cm" svg:height="1cm" svg:x="2cm" svg:y="5cm">
          <text:p text:style-name="P1"><text:span text:style-name="T1">Bits 0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cm" svg:height="1cm" svg:x="4cm" svg:y="2.7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cm" svg:height="1cm" svg:x="14cm" svg:y="5cm">
          <text:p text:style-name="P1"><text:span text:style-name="T1">Number</text:span></text:p>
          <text:p text:style-name="P1"><text:span text:style-name="T1">(32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cm" svg:height="1cm" svg:x="6cm" svg:y="5cm">
          <text:p text:style-name="P1"><text:span text:style-name="T1">Bits 1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4cm" svg:height="1cm" svg:x="10cm" svg:y="5cm">
          <text:p text:style-name="P1"><text:span text:style-name="T1">Bits 2 of stored bases</text:span></text:p>
          <text:p text:style-name="P1"><text:span text:style-name="T1">(64 bits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5.8cm" svg:height="1cm" svg:x="6cm" svg:y="2.7cm">
          <text:p text:style-name="P1"><text:span text:style-name="T1">Bases, as charac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7-17T23:29:52.314000000</dc:date>
    <meta:editing-duration>PT6H51M</meta:editing-duration>
    <meta:editing-cycles>189</meta:editing-cycles>
    <meta:document-statistic meta:object-count="460"/>
  </office:meta>
</office:document-meta>
</file>